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dd1" officeooo:paragraph-rsid="00055dd1"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officeooo:rsid="00055dd1" officeooo:paragraph-rsid="00055dd1" style:language-asian="ja" style:country-asian="JP"/>
    </style:style>
    <style:style style:name="P3" style:family="paragraph" style:parent-style-name="Standard">
      <style:paragraph-properties fo:text-align="end" style:justify-single-word="false"/>
      <style:text-properties officeooo:rsid="00055dd1" officeooo:paragraph-rsid="00055dd1" style:language-asian="ja" style:country-asian="JP"/>
    </style:style>
    <style:style style:name="P4" style:family="paragraph" style:parent-style-name="Standard">
      <style:paragraph-properties fo:text-align="end" style:justify-single-word="false"/>
      <style:text-properties officeooo:rsid="0006e0a4" officeooo:paragraph-rsid="0006e0a4" style:language-asian="ja" style:country-asian="JP"/>
    </style:style>
    <style:style style:name="P5" style:family="paragraph" style:parent-style-name="Standard">
      <style:paragraph-properties fo:text-align="end" style:justify-single-word="false"/>
      <style:text-properties officeooo:rsid="00081979" officeooo:paragraph-rsid="0006e0a4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בס"ד</text:p>
      <text:p text:style-name="P1"/>
      <text:p text:style-name="P2">הנדון: JSONים</text:p>
      <text:p text:style-name="P2"/>
      <text:p text:style-name="P3">מסך מה הבעיה?</text:p>
      <text:p text:style-name="P3"><text:tab/>במסך מתקבלת רשימת מחרוזות המתארות בעיות.</text:p>
      <text:p text:style-name="P3">איפה נתקעת?</text:p>
      <text:p text:style-name="P3"><text:tab/>מיקום במחרוזת (הכוונה עיר, רחוב מספר בית)</text:p>
      <text:p text:style-name="P3"><text:tab/><text:tab/>במסך עדכון מקום, ניתן לשנות את הערך של המיקום במחרוזת.</text:p>
      <text:p text:style-name="P3"><text:tab/>מיקום בקואורדינטה (אופציונלי אם אין GPS)</text:p>
      <text:p text:style-name="P3"><text:tab/>תיאור המקום (אופציונלי)</text:p>
      <text:p text:style-name="P3">רק עוד כמה פרטים…</text:p>
      <text:p text:style-name="P3"><text:tab/>סוג הרכב</text:p>
      <text:p text:style-name="P3"><text:tab/>שם</text:p>
      <text:p text:style-name="P3"><text:tab/>מספר פלאפון</text:p>
      <text:p text:style-name="P3"/>
      <text:p text:style-name="P3"/>
      <text:p text:style-name="P4">מעקב פניה</text:p>
      <text:p text:style-name="P4"><text:tab/>JSON של היסטוריית ה-State</text:p>
      <text:p text:style-name="P5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21:53:16.401000000</meta:creation-date>
    <dc:date>2019-05-16T22:06:01.635000000</dc:date>
    <meta:editing-duration>PT2M34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5" meta:word-count="55" meta:character-count="321" meta:non-whitespace-character-count="271"/>
  </office:meta>
</office:document-meta>
</file>